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>
      <style:text-properties style:font-name="Times New Roman" officeooo:paragraph-rsid="00072a66"/>
    </style:style>
    <style:style style:name="P2" style:family="paragraph" style:parent-style-name="Text_20_body">
      <style:text-properties style:font-name="Times New Roman" officeooo:rsid="00085d52" officeooo:paragraph-rsid="00085d52"/>
    </style:style>
    <style:style style:name="P3" style:family="paragraph" style:parent-style-name="Text_20_body">
      <style:text-properties style:font-name="Times New Roman" officeooo:paragraph-rsid="00085d52"/>
    </style:style>
    <style:style style:name="P4" style:family="paragraph" style:parent-style-name="Text_20_body" style:list-style-name="L1">
      <style:text-properties officeooo:paragraph-rsid="00072a66"/>
    </style:style>
    <style:style style:name="P5" style:family="paragraph" style:parent-style-name="Heading_20_1">
      <style:text-properties fo:font-style="italic" style:font-style-asian="italic" style:font-style-complex="italic"/>
    </style:style>
    <style:style style:name="T1" style:family="text">
      <style:text-properties officeooo:rsid="0006c7e6"/>
    </style:style>
    <style:style style:name="T2" style:family="text">
      <style:text-properties officeooo:rsid="00072a66"/>
    </style:style>
    <style:style style:name="T3" style:family="text">
      <style:text-properties style:font-name="Times New Roman"/>
    </style:style>
    <style:style style:name="T4" style:family="text">
      <style:text-properties style:font-name="Times New Roman" officeooo:rsid="00072a66"/>
    </style:style>
    <style:style style:name="T5" style:family="text">
      <style:text-properties officeooo:rsid="00085d52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85d52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085d52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>TP6B </text:span>Mise en place d’<text:span text:style-name="T1">un template</text:span></text:h>
      <text:p text:style-name="Text_20_body"> </text:p>
      <text:p text:style-name="P1">Créer un <text:span text:style-name="T2">rapport destiné à devenir un template. </text:span></text:p>
      <text:p text:style-name="P1"><text:span text:style-name="T2">Choisir la disposition et utiliser les mots réservés pour les champs correspondant aux </text:span></text:p>
      <text:list xml:id="list8473079752980602863" text:style-name="L1">
        <text:list-item>
          <text:p text:style-name="P4"><text:span text:style-name="T4">FIELD</text:span></text:p>
        </text:list-item>
        <text:list-item>
          <text:p text:style-name="P4"><text:span text:style-name="T4">GROUP</text:span><text:span text:style-name="T3">.</text:span></text:p>
        </text:list-item>
      </text:list>
      <text:p text:style-name="P1"><text:span text:style-name="T2">Faire une prévisualisation et créer un fichier vignette </text:span></text:p>
      <text:p text:style-name="P2">Quand vous êtes satisfaits du résultat, activer le menu <text:span text:style-name="T8">Export → JasperReport Template</text:span></text:p>
      <text:p text:style-name="P2">Choisir un répertoire (hors du workspace) pour stocker le template</text:p>
      <text:p text:style-name="P3"><text:span text:style-name="T5">Aller ensuite dans </text:span><text:span text:style-name="T9">Windows → Preferences</text:span><text:span text:style-name="T5"> pour ajouter votre répertoire aux répertoire des templates.</text:span></text:p>
      <text:p text:style-name="P2">Créer ensuite un nouveau rapport en utilisant votre template et l’assista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David THIBAU</meta:initial-creator>
    <meta:creation-date>2006-09-24T22:34:28</meta:creation-date>
    <dc:date>2017-10-05T14:29:39.938566763</dc:date>
    <dc:language>fr-FR</dc:language>
    <meta:editing-cycles>34</meta:editing-cycles>
    <meta:editing-duration>PT4H1M53S</meta:editing-duration>
    <meta:document-statistic meta:table-count="0" meta:image-count="0" meta:object-count="0" meta:page-count="1" meta:paragraph-count="11" meta:word-count="87" meta:character-count="564" meta:non-whitespace-character-count="485"/>
    <meta:user-defined meta:name="Info 1"/>
    <meta:user-defined meta:name="Info 2"/>
    <meta:user-defined meta:name="Info 3"/>
    <meta:user-defined meta:name="Info 4"/>
  </office:meta>
</office:document-meta>
</file>